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anumMyeongjo" svg:font-family="NanumMyeongjo" style:font-pitch="variable"/>
    <style:font-face style:name="Bitstream Charter" svg:font-family="'Bitstream Charte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NanumMyeongjo"/>
    </style:style>
    <style:style style:name="P2" style:family="paragraph" style:parent-style-name="Standard" style:list-style-name="L1">
      <style:text-properties style:font-name="NanumMyeongj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this, my first post on my website, I'd like to engage with the topic of computational linguistics. <text:s/>This is a field of study which is close to my own heart, not least because I'm currently nearing the end of my time as a PhD student in Queen Mary's excellent Computational Linguistics Lab, where I've spent now more than three happy years. <text:s/>Whether or not I've quite earned the right to call myself a computational linguist remains to be seen, but I'd like to offer these thoughts as someone who at least stands very close to the field, if not right in the middle of it.</text:p>
      <text:p text:style-name="P1"/>
      <text:p text:style-name="P1">Proper computational linguists use mathematical and algorithmic techniques to map the structure of sentences, predict sequences of words, identifying semantic categories and the like.</text:p>
      <text:p text:style-name="P1"/>
      <text:p text:style-name="P1">I'd like to examine three points which are generally taken </text:p>
      <text:p text:style-name="P1"/>
      <text:list xml:id="list2053589891" text:style-name="L1">
        <text:list-item>
          <text:p text:style-name="P2">Language is for communicating information about things in the world;</text:p>
        </text:list-item>
        <text:list-item>
          <text:p text:style-name="P2">The meaning of a sentence is in some way a combination of the meanings of the words in the sentence;</text:p>
        </text:list-item>
        <text:list-item>
          <text:p text:style-name="P2">Words mean things.</text:p>
        </text:list-item>
      </text:list>
      <text:p text:style-name="P1"/>
      <text:p text:style-name="P1">Is language really just for communicating propositions about things happening in the world? <text:s/>At first glance, this point might seem rather obvious: words stand for things – entities, processes, properties – and language, with its connective structure of syntax composed of all the little bits of functional scaffolding, the prepositions and conjunctions and articles and such, is just a way of sticking these things together in order to communicate about situations—right? <text:s/>This notion seems to be enshrined in the very foundations of the field of linguistic pragmatics by Paul Grice's </text:p>
      <text:p text:style-name="P1"/>
      <text:p text:style-name="P1">Language is for communicating information about things in minds.</text:p>
      <text:p text:style-name="P1"/>
      <text:p text:style-name="P1">Do sentences just mean the combination of the meaningful units – the words – which compose them? <text:s/>This claim about sentences is the essence of what's sometimes referred to as Fregean compositionality, after the logician Gottlob Frege, who </text:p>
      <text:p text:style-name="P1"/>
      <text:p text:style-name="P1">Do words actually mean anything at all?</text:p>
      <text:p text:style-name="P1"/>
      <text:p text:style-name="P1">None of this is to dismiss the existence of words, or the efficacy of using words as a unit of meaningful communication and indeed as a unit of analysis when talking about language—after all, we </text:p>
      <text:p text:style-name="P1"/>
      <text:p text:style-name="P1"/>
      <text:p text:style-name="P1"><text:soft-page-break/>So, finally, what does this all mean for computational lingus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anumMyeongjo" svg:font-family="NanumMyeongjo" style:font-pitch="variable"/>
    <style:font-face style:name="Bitstream Charter" svg:font-family="'Bitstream Charte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Adamo </meta:initial-creator>
    <meta:creation-date>2017-02-08T08:39:37</meta:creation-date>
    <dc:date>2017-02-09T15:35:12</dc:date>
    <dc:creator>MasterAdamo </dc:creator>
    <meta:editing-duration>P1DT1H38M9S</meta:editing-duration>
    <meta:editing-cycles>1</meta:editing-cycles>
    <meta:document-statistic meta:table-count="0" meta:image-count="0" meta:object-count="0" meta:page-count="2" meta:paragraph-count="12" meta:word-count="365" meta:character-count="2195" meta:non-whitespace-character-count="1836"/>
    <meta:generator>LibreOffice/3.5$Linux_X86_64 LibreOffice_project/350m1$Build-2</meta:generator>
  </office:meta>
</office:document-meta>
</file>